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FE00000370246B834C.png" manifest:media-type="image/png"/>
  <manifest:file-entry manifest:full-path="Pictures/10000000000006FC0000036F5B610DCC.png" manifest:media-type="image/png"/>
  <manifest:file-entry manifest:full-path="Pictures/10000000000006FC0000036E77A26F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阿里巴巴普惠体 2.0" svg:font-family="'阿里巴巴普惠体 2.0'"/>
  </office:font-face-decls>
  <office:automatic-styles>
    <style:style style:name="P1" style:family="paragraph" style:parent-style-name="Standard">
      <style:text-properties officeooo:rsid="0006280d" officeooo:paragraph-rsid="0006280d"/>
    </style:style>
    <style:style style:name="P2" style:family="paragraph" style:parent-style-name="Standard">
      <style:text-properties officeooo:paragraph-rsid="000628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在提交之前对cmake进行了修改如果想要测试终端需要注释掉以下cmake配置，否则会一直循环问题</text:p>
      <text:p text:style-name="P1"><draw:frame draw:style-name="fr1" draw:name="图像1" text:anchor-type="char" svg:x="0cm" svg:y="0.349cm" svg:width="17cm" svg:height="8.347cm" draw:z-index="0"><draw:image xlink:href="Pictures/10000000000006FC0000036E77A26FBF.png" xlink:type="simple" xlink:show="embed" xlink:actuate="onLoad" draw:mime-type="image/png"/></draw:frame><draw:frame draw:style-name="fr1" draw:name="图像3" text:anchor-type="char" svg:x="-0.026cm" svg:y="8.694cm" svg:width="17cm" svg:height="8.357cm" draw:z-index="2"><draw:image xlink:href="Pictures/10000000000006FE00000370246B834C.png" xlink:type="simple" xlink:show="embed" xlink:actuate="onLoad" draw:mime-type="image/png"/></draw:frame></text:p>
      <text:p text:style-name="P2"/>
      <text:p text:style-name="Standard"/>
      <text:p text:style-name="Standard"/>
      <text:p text:style-name="Standard"/>
      <text:p text:style-name="Standard"/>
      <text:p text:style-name="Standard"><draw:frame draw:style-name="fr1" draw:name="图像2" text:anchor-type="char" svg:x="0cm" svg:y="0.464cm" svg:width="17cm" svg:height="8.357cm" draw:z-index="1"><draw:image xlink:href="Pictures/10000000000006FC0000036F5B610DCC.png" xlink:type="simple" xlink:show="embed" xlink:actuate="onLoad" draw:mime-type="image/png"/></draw:frame><text:soft-page-break/>如果是前端则不需要改动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阿里巴巴普惠体 2.0" svg:font-family="'阿里巴巴普惠体 2.0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阿里巴巴普惠体 2.0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阿里巴巴普惠体 2.0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阿里巴巴普惠体 2.0" style:font-family-asian="'阿里巴巴普惠体 2.0'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asian="阿里巴巴普惠体 2.0" style:font-family-asian="'阿里巴巴普惠体 2.0'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阿里巴巴普惠体 2.0" style:font-family-asian="'阿里巴巴普惠体 2.0'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阿里巴巴普惠体 2.0" style:font-family-asian="'阿里巴巴普惠体 2.0'"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15:42:35.344483621</meta:creation-date>
    <dc:date>2025-05-24T15:47:06.369368301</dc:date>
    <meta:editing-duration>PT4M31S</meta:editing-duration>
    <meta:editing-cycles>1</meta:editing-cycles>
    <meta:document-statistic meta:table-count="0" meta:image-count="3" meta:object-count="0" meta:page-count="2" meta:paragraph-count="2" meta:word-count="51" meta:character-count="59" meta:non-whitespace-character-count="59"/>
    <meta:generator>LibreOffice/24.8.6.2$Linux_X86_64 LibreOffice_project/480$Build-2</meta:generator>
  </office:meta>
</office:document-meta>
</file>